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ab77" officeooo:paragraph-rsid="001cab77"/>
    </style:style>
    <style:style style:name="P2" style:family="paragraph" style:parent-style-name="Standard">
      <style:text-properties style:text-underline-style="solid" style:text-underline-width="auto" style:text-underline-color="font-color" officeooo:rsid="001cab77" officeooo:paragraph-rsid="001cab77"/>
    </style:style>
    <style:style style:name="P3" style:family="paragraph" style:parent-style-name="Standard">
      <style:text-properties style:text-underline-style="none" officeooo:rsid="001cab77" officeooo:paragraph-rsid="001cab77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aunchers</text:p>
      <text:p text:style-name="P1">Home Folder → Super+F</text:p>
      <text:p text:style-name="P1">Launch Terminal → Super+T</text:p>
      <text:p text:style-name="P1">Launch web browser → Super+W</text:p>
      <text:p text:style-name="P1"/>
      <text:p text:style-name="P2">Navigation</text:p>
      <text:p text:style-name="P3">Move to workspace above → Ctrl+Alt+Up</text:p>
      <text:p text:style-name="P3">Move to workspace below → Ctrl+Alt+Down</text:p>
      <text:p text:style-name="P3">Move window one workspace down → Alt+Super+Down</text:p>
      <text:p text:style-name="P3">Move window one workspace up → Alt+Super+Up</text:p>
      <text:p text:style-name="P3">Switch windows → Alt+Tab</text:p>
      <text:p text:style-name="P3"/>
      <text:p text:style-name="P2">Sound and Media</text:p>
      <text:p text:style-name="P2"><text:span text:style-name="T1">Volume down → “Volume down”</text:span></text:p>
      <text:p text:style-name="P2"><text:span text:style-name="T1">Volume up → “Volume up”</text:span></text:p>
      <text:p text:style-name="P2"><text:span text:style-name="T1">Volume mute → “Mute”</text:span></text:p>
      <text:p text:style-name="P2"><text:span text:style-name="T1"/></text:p>
      <text:p text:style-name="P2">System</text:p>
      <text:p text:style-name="P2"><text:span text:style-name="T1">Lock screen → Super+L</text:span></text:p>
      <text:p text:style-name="P2"><text:span text:style-name="T1"/></text:p>
      <text:p text:style-name="P2">Windows</text:p>
      <text:p text:style-name="P2"><text:span text:style-name="T1">Close windows → Ctrl+Q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1T19:42:25.485442945</meta:creation-date>
    <dc:date>2019-04-21T19:47:58.359365222</dc:date>
    <meta:editing-duration>PT5M33S</meta:editing-duration>
    <meta:editing-cycles>1</meta:editing-cycles>
    <meta:document-statistic meta:table-count="0" meta:image-count="0" meta:object-count="0" meta:page-count="1" meta:paragraph-count="18" meta:word-count="72" meta:character-count="424" meta:non-whitespace-character-count="370"/>
    <meta:generator>LibreOffice/6.2.2.2$Linux_X86_64 LibreOffice_project/20$Build-2</meta:generator>
  </office:meta>
</office:document-meta>
</file>